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0.269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24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Palatino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Palatino" fo:font-size="14pt" fo:font-weight="normal" style:text-underline-style="none" style:text-underline-color="font-color" style:text-line-through-type="none" style:text-outline="false" fo:text-shadow="none" style:text-position="0% 100%" style:font-size-asian="14pt" style:font-size-complex="14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Palatino" fo:font-size="14pt" fo:font-weight="normal" style:text-underline-style="none" style:text-underline-color="font-color" style:text-line-through-type="none" style:text-outline="false" fo:text-shadow="none" style:text-position="0% 100%" style:font-size-asian="14pt" style:font-size-complex="14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8"/>
        <table:table-column table:style-name="co1" table:default-cell-style-name="ce107"/>
        <table:table-column table:style-name="co5" table:default-cell-style-name="ce108"/>
        <table:table-column table:style-name="co6" table:default-cell-style-name="ce126"/>
        <table:table-column table:style-name="co7" table:default-cell-style-name="ce163"/>
        <table:table-column table:style-name="co8" table:default-cell-style-name="ce163"/>
        <table:table-column table:style-name="co9" table:default-cell-style-name="ce107"/>
        <table:table-column table:style-name="co10" table:default-cell-style-name="ce1"/>
        <table:table-column table:style-name="co11" table:number-columns-repeated="180" table:default-cell-style-name="ce1"/>
        <table:table-column table:style-name="co12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9" table:content-validation-name="val1"/>
          <table:table-cell table:content-validation-name="val1" table:number-columns-repeated="2"/>
          <table:table-cell table:style-name="ce4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20" table:content-validation-name="val1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20" table:content-validation-name="val1"/>
          <table:table-cell table:style-name="ce25" table:content-validation-name="val1" table:formula="of:=TODAY()" office:value-type="date" office:date-value="2023-06-06" calcext:value-type="date" table:number-columns-spanned="4" table:number-rows-spanned="1">
            <text:p>Tuesday, June 6, 2023</text:p>
          </table:table-cell>
          <table:covered-table-cell table:number-columns-repeated="3" table:style-name="ce32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20" table:content-validation-name="val1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" table:content-validation-name="val1" table:number-columns-repeated="7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578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43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3" table:content-validation-name="val1" table:number-columns-repeated="578"/>
        </table:table-row>
        <table:table-row table:style-name="ro4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ponsible Colleagues</text:p>
          </table:table-cell>
          <table:table-cell table:style-name="ce26" table:content-validation-name="val1" office:value-type="string" calcext:value-type="string">
            <text:p>Start</text:p>
          </table:table-cell>
          <table:table-cell table:style-name="ce34" table:content-validation-name="val1" office:value-type="string" calcext:value-type="string">
            <text:p>Net Work Days</text:p>
          </table:table-cell>
          <table:table-cell table:style-name="ce26" table:content-validation-name="val1" office:value-type="string" calcext:value-type="string">
            <text:p>Finish</text:p>
          </table:table-cell>
          <table:table-cell table:style-name="ce44" table:content-validation-name="val1" office:value-type="string" calcext:value-type="string">
            <text:p>% Complete</text:p>
          </table:table-cell>
          <table:table-cell table:style-name="ce34" table:content-validation-name="val1" office:value-type="string" calcext:value-type="string">
            <text:p>Calendar days</text:p>
          </table:table-cell>
          <table:table-cell table:style-name="ce83" table:content-validation-name="val1" office:value-type="string" calcext:value-type="string">
            <text:p>Days Completed</text:p>
          </table:table-cell>
          <table:table-cell table:style-name="ce83" table:content-validation-name="val1" office:value-type="string" calcext:value-type="string">
            <text:p>Days Remaining</text:p>
          </table:table-cell>
          <table:table-cell table:number-columns-repeated="436"/>
          <table:table-cell table:style-name="ce87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 office:value-type="date" office:date-value="2024-07-01" calcext:value-type="date">
            <text:p>01-Jul-2024</text:p>
          </table:table-cell>
          <table:table-cell table:style-name="ce35" table:content-validation-name="val1" table:formula="of:=NETWORKDAYS([.D10];[.F10];Holidays)" office:value-type="float" office:value="300" calcext:value-type="float">
            <text:p>300</text:p>
          </table:table-cell>
          <table:table-cell table:style-name="ce26" table:content-validation-name="val1" office:value-type="date" office:date-value="2025-08-23" calcext:value-type="date">
            <text:p>23-Aug-2025</text:p>
          </table:table-cell>
          <table:table-cell table:style-name="ce45" table:content-validation-name="val1" table:formula="of:=([.G11]*0.1+[.G26]*0.05+[.G33]*0.05+[.G41]*0.1+[.G55]*0.1+[.G69]*0.1+[.G82]*0.1+[.G92]*0.2+[.G103]*0.2)" office:value-type="percentage" office:value="0" calcext:value-type="percentage">
            <text:p>0%</text:p>
          </table:table-cell>
          <table:table-cell table:style-name="ce35" table:content-validation-name="val1" table:formula="of:=[.F10]-[.D10]+1" office:value-type="float" office:value="419" calcext:value-type="float">
            <text:p>419</text:p>
          </table:table-cell>
          <table:table-cell table:style-name="ce80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80" table:content-validation-name="val1" table:formula="of:=[.H10]-[.I10]" office:value-type="float" office:value="419" calcext:value-type="float">
            <text:p>419</text:p>
          </table:table-cell>
          <table:table-cell table:number-columns-repeated="436"/>
          <table:table-cell table:style-name="ce3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Hardware Acquisition (Weight=10%)</text:p>
          </table:table-cell>
          <table:table-cell table:style-name="ce13" table:content-validation-name="val1" office:value-type="string" calcext:value-type="string">
            <text:p>[Prof. Hanson, N. Camacho, F. Park]</text:p>
          </table:table-cell>
          <table:table-cell table:style-name="ce27" table:content-validation-name="val1" office:value-type="date" office:date-value="2024-01-07" calcext:value-type="date">
            <text:p>07-Jan-2024</text:p>
          </table:table-cell>
          <table:table-cell table:style-name="ce36" table:content-validation-name="val1" table:formula="of:=NETWORKDAYS([.D11];[.F11];Holidays)" office:value-type="float" office:value="149" calcext:value-type="float">
            <text:p>149</text:p>
          </table:table-cell>
          <table:table-cell table:style-name="ce27" table:content-validation-name="val1" office:value-type="date" office:date-value="2024-08-01" calcext:value-type="date">
            <text:p>01-Aug-2024</text:p>
          </table:table-cell>
          <table:table-cell table:style-name="ce130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81" table:content-validation-name="val1" table:formula="of:=[.F11]-[.D11]+1" office:value-type="float" office:value="208" calcext:value-type="float">
            <text:p>208</text:p>
          </table:table-cell>
          <table:table-cell table:style-name="ce84" table:content-validation-name="val1" table:formula="of:=SUM([.I12:.I21])" office:value-type="float" office:value="0" calcext:value-type="float">
            <text:p>0</text:p>
          </table:table-cell>
          <table:table-cell table:style-name="ce84" table:content-validation-name="val1" table:formula="of:=[.H11]-[.I11]" office:value-type="float" office:value="208" calcext:value-type="float">
            <text:p>208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3D Printer Acquisitio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2"/>
          <table:table-cell table:style-name="ce47" table:content-validation-name="val1"/>
          <table:table-cell table:style-name="ce35" table:content-validation-name="val1" table:formula="of:=IF(ISNUMBER([.F12]);[.F12]-[.D12]+1;&quot;&quot;)">
            <text:p/>
          </table:table-cell>
          <table:table-cell table:style-name="ce80" table:content-validation-name="val1" table:formula="of:=IF(ISNUMBER([.E12]);ROUNDDOWN([.E12]*[.G1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3];[.F13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7-08" calcext:value-type="date">
            <text:p>08-Jul-2024</text:p>
          </table:table-cell>
          <table:table-cell table:style-name="ce4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85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86" table:content-validation-name="val1" table:formula="of:=[.H13]-[.I13]" office:value-type="float" office:value="8" calcext:value-type="float">
            <text:p>8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7-10" calcext:value-type="date">
            <text:p>10-Jul-2024</text:p>
          </table:table-cell>
          <table:table-cell table:style-name="ce38" table:content-validation-name="val1" table:formula="of:=NETWORKDAYS([.D14];[.F14];Holidays)" office:value-type="float" office:value="4" calcext:value-type="float">
            <text:p>4</text:p>
          </table:table-cell>
          <table:table-cell table:style-name="ce29" table:content-validation-name="val1" office:value-type="date" office:date-value="2024-07-15" calcext:value-type="date">
            <text:p>15-Jul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85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86" table:content-validation-name="val1" table:formula="of:=[.H14]-[.I14]" office:value-type="float" office:value="6" calcext:value-type="float">
            <text:p>6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3D Printer Filament Acquisitio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15]);[.F15]-[.D15]+1;&quot;&quot;)">
            <text:p/>
          </table:table-cell>
          <table:table-cell table:style-name="ce80" table:content-validation-name="val1" table:formula="of:=IF(ISNUMBER([.E15]);ROUNDDOWN([.E15]*[.G15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6];[.F16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7-08" calcext:value-type="date">
            <text:p>08-Jul-2024</text:p>
          </table:table-cell>
          <table:table-cell table:style-name="ce5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85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86" table:content-validation-name="val1" table:formula="of:=[.H16]-[.I16]" office:value-type="float" office:value="8" calcext:value-type="float">
            <text:p>8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7-10" calcext:value-type="date">
            <text:p>10-Jul-2024</text:p>
          </table:table-cell>
          <table:table-cell table:style-name="ce38" table:content-validation-name="val1" table:formula="of:=NETWORKDAYS([.D17];[.F17];Holidays)" office:value-type="float" office:value="4" calcext:value-type="float">
            <text:p>4</text:p>
          </table:table-cell>
          <table:table-cell table:style-name="ce29" table:content-validation-name="val1" office:value-type="date" office:date-value="2024-07-15" calcext:value-type="date">
            <text:p>15-Jul-2024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85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86" table:content-validation-name="val1" table:formula="of:=[.H17]-[.I17]" office:value-type="float" office:value="6" calcext:value-type="float">
            <text:p>6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GPU/Multicore Server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3"/>
          <table:table-cell table:style-name="ce35" table:content-validation-name="val1" table:formula="of:=IF(ISNUMBER([.F18]);[.F18]-[.D18]+1;&quot;&quot;)">
            <text:p/>
          </table:table-cell>
          <table:table-cell table:style-name="ce80" table:content-validation-name="val1" table:formula="of:=IF(ISNUMBER([.E18]);ROUNDDOWN([.E18]*[.G1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erform market comparison</text:p>
          </table:table-cell>
          <table:table-cell table:style-name="ce8" table:content-validation-name="val1" office:value-type="string" calcext:value-type="string">
            <text:p>[F. Park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19];[.F19];Holidays)" office:value-type="float" office:value="24" calcext:value-type="float">
            <text:p>24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5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85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86" table:content-validation-name="val1" table:formula="of:=[.H19]-[.I19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btain quote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38" table:content-validation-name="val1" table:formula="of:=NETWORKDAYS([.D20];[.F20];Holidays)" office:value-type="float" office:value="10" calcext:value-type="float">
            <text:p>10</text:p>
          </table:table-cell>
          <table:table-cell table:style-name="ce29" table:content-validation-name="val1" office:value-type="date" office:date-value="2024-08-14" calcext:value-type="date">
            <text:p>14-Aug-2024</text:p>
          </table:table-cell>
          <table:table-cell table:style-name="ce53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85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86" table:content-validation-name="val1" table:formula="of:=[.H20]-[.I20]" office:value-type="float" office:value="14" calcext:value-type="float">
            <text:p>1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lete purchase</text:p>
          </table:table-cell>
          <table:table-cell table:style-name="ce8" table:content-validation-name="val1" office:value-type="string" calcext:value-type="string">
            <text:p>[N. Camacho]</text:p>
          </table:table-cell>
          <table:table-cell table:style-name="ce29" table:content-validation-name="val1" office:value-type="date" office:date-value="2024-08-14" calcext:value-type="date">
            <text:p>14-Aug-2024</text:p>
          </table:table-cell>
          <table:table-cell table:style-name="ce38" table:content-validation-name="val1" table:formula="of:=NETWORKDAYS([.D21];[.F21];Holidays)" office:value-type="float" office:value="2" calcext:value-type="float">
            <text:p>2</text:p>
          </table:table-cell>
          <table:table-cell table:style-name="ce29" table:content-validation-name="val1" office:value-type="date" office:date-value="2024-08-15" calcext:value-type="date">
            <text:p>15-Aug-2024</text:p>
          </table:table-cell>
          <table:table-cell table:style-name="ce5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85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86" table:content-validation-name="val1" table:formula="of:=[.H21]-[.I21]" office:value-type="float" office:value="2" calcext:value-type="float">
            <text:p>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RF Lab Hardware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 table:number-columns-repeated="3"/>
          <table:table-cell table:style-name="ce35" table:content-validation-name="val1" table:formula="of:=IF(ISNUMBER([.F22]);[.F22]-[.D22]+1;&quot;&quot;)">
            <text:p/>
          </table:table-cell>
          <table:table-cell table:style-name="ce80" table:content-validation-name="val1" table:formula="of:=IF(ISNUMBER([.E22]);ROUNDDOWN([.E22]*[.G2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F cables and connectors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23];[.F23];Holidays)" office:value-type="float" office:value="24" calcext:value-type="float">
            <text:p>24</text:p>
          </table:table-cell>
          <table:table-cell table:style-name="ce29" table:content-validation-name="val1" office:value-type="date" office:date-value="2024-08-01" calcext:value-type="date">
            <text:p>01-Aug-2024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85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86" table:content-validation-name="val1" table:formula="of:=[.H23]-[.I23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4" table:content-validation-name="val1"/>
          <table:table-cell table:style-name="ce7" table:content-validation-name="val1"/>
          <table:table-cell table:style-name="ce21" table:content-validation-name="val1"/>
          <table:table-cell table:style-name="ce39" table:content-validation-name="val1"/>
          <table:table-cell table:style-name="ce26" table:content-validation-name="val1"/>
          <table:table-cell table:style-name="ce56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ecruitment (Weight=5%)</text:p>
          </table:table-cell>
          <table:table-cell table:style-name="ce13" table:content-validation-name="val1" office:value-type="string" calcext:value-type="string">
            <text:p>[Prof. Hanson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26];[.F26];Holidays)" office:value-type="float" office:value="22" calcext:value-type="float">
            <text:p>22</text:p>
          </table:table-cell>
          <table:table-cell table:style-name="ce27" table:content-validation-name="val1" office:value-type="date" office:date-value="2024-09-23" calcext:value-type="date">
            <text:p>23-Sep-2024</text:p>
          </table:table-cell>
          <table:table-cell table:style-name="ce46" table:content-validation-name="val1" table:formula="of:=SUMPRODUCT([.G27:.G30];[.E27:.E30])/SUM([.E27:.E30])" office:value-type="percentage" office:value="0" calcext:value-type="percentage">
            <text:p>0%</text:p>
          </table:table-cell>
          <table:table-cell table:style-name="ce81" table:content-validation-name="val1" table:formula="of:=[.F26]-[.D26]+1" office:value-type="float" office:value="32" calcext:value-type="float">
            <text:p>32</text:p>
          </table:table-cell>
          <table:table-cell table:style-name="ce84" table:content-validation-name="val1" table:formula="of:=SUM([.I27:.I29])" office:value-type="float" office:value="0" calcext:value-type="float">
            <text:p>0</text:p>
          </table:table-cell>
          <table:table-cell table:style-name="ce84" table:content-validation-name="val1" table:formula="of:=[.H26]-[.I26]" office:value-type="float" office:value="32" calcext:value-type="float">
            <text:p>32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STEM researchers</text:p>
          </table:table-cell>
          <table:table-cell table:style-name="ce7" table:content-validation-name="val1"/>
          <table:table-cell table:style-name="ce28" table:content-validation-name="val1"/>
          <table:table-cell table:style-name="ce40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27]);[.F27]-[.D27]+1;&quot;&quot;)">
            <text:p/>
          </table:table-cell>
          <table:table-cell table:style-name="ce80" table:content-validation-name="val1" table:formula="of:=IF(ISNUMBER([.E27]);ROUNDDOWN([.E27]*[.G2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28];[.F28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85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86" table:content-validation-name="val1" table:formula="of:=[.H28]-[.I28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App Code/Desig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 table:formula="of:=IF(ISNUMBER([.F29]);[.F29]-[.D29]+1;&quot;&quot;)">
            <text:p/>
          </table:table-cell>
          <table:table-cell table:style-name="ce80" table:content-validation-name="val1" table:formula="of:=IF(ISNUMBER([.E29]);ROUNDDOWN([.E29]*[.G29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30];[.F30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57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0]);[.F30]-[.D30]+1;&quot;&quot;)" office:value-type="float" office:value="32" calcext:value-type="float">
            <text:p>32</text:p>
          </table:table-cell>
          <table:table-cell table:style-name="ce85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86" table:content-validation-name="val1" table:formula="of:=[.H30]-[.I30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6" table:content-validation-name="val1"/>
          <table:table-cell table:style-name="ce21" table:content-validation-name="val1" table:number-columns-repeated="2"/>
          <table:table-cell table:style-name="ce39" table:content-validation-name="val1"/>
          <table:table-cell table:style-name="ce26" table:content-validation-name="val1"/>
          <table:table-cell table:style-name="ce56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un Published CEM Codes (Weight=5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4-09-23" calcext:value-type="date">
            <text:p>23-Sep-2024</text:p>
          </table:table-cell>
          <table:table-cell table:style-name="ce36" table:content-validation-name="val1" table:formula="of:=NETWORKDAYS([.D33];[.F33];Holidays)" office:value-type="float" office:value="6" calcext:value-type="float">
            <text:p>6</text:p>
          </table:table-cell>
          <table:table-cell table:style-name="ce27" table:content-validation-name="val1" office:value-type="date" office:date-value="2024-09-30" calcext:value-type="date">
            <text:p>30-Sep-2024</text:p>
          </table:table-cell>
          <table:table-cell table:style-name="ce46" table:content-validation-name="val1" table:formula="of:=SUMPRODUCT([.G34:.G38];[.E34:.E38])/SUM([.E34:.E38])" office:value-type="percentage" office:value="0" calcext:value-type="percentage">
            <text:p>0%</text:p>
          </table:table-cell>
          <table:table-cell table:style-name="ce81" table:content-validation-name="val1" table:formula="of:=[.F33]-[.D33]+1" office:value-type="float" office:value="8" calcext:value-type="float">
            <text:p>8</text:p>
          </table:table-cell>
          <table:table-cell table:style-name="ce84" table:content-validation-name="val1" table:formula="of:=SUM([.I34:.I36])" office:value-type="float" office:value="0" calcext:value-type="float">
            <text:p>0</text:p>
          </table:table-cell>
          <table:table-cell table:style-name="ce84" table:content-validation-name="val1" table:formula="of:=[.H33]-[.I33]" office:value-type="float" office:value="8" calcext:value-type="float">
            <text:p>8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Initial CEM Training, Linux Accts.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47" table:content-validation-name="val1"/>
          <table:table-cell table:style-name="ce35" table:content-validation-name="val1" table:formula="of:=IF(ISNUMBER([.F34]);[.F34]-[.D34]+1;&quot;&quot;)">
            <text:p/>
          </table:table-cell>
          <table:table-cell table:style-name="ce80" table:content-validation-name="val1" table:formula="of:=IF(ISNUMBER([.E34]);ROUNDDOWN([.E34]*[.G3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EM Training</text:p>
          </table:table-cell>
          <table:table-cell table:style-name="ce8" table:content-validation-name="val1" office:value-type="string" calcext:value-type="string">
            <text:p>[Prof. Hanson, Undergraduates 1,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35];[.F35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9-30" calcext:value-type="date">
            <text:p>30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85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86" table:content-validation-name="val1" table:formula="of:=[.H35]-[.I35]" office:value-type="float" office:value="8" calcext:value-type="float">
            <text:p>8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Account creation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36];[.F36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09-30" calcext:value-type="date">
            <text:p>30-Sep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6]);[.F36]-[.D36]+1;&quot;&quot;)" office:value-type="float" office:value="8" calcext:value-type="float">
            <text:p>8</text:p>
          </table:table-cell>
          <table:table-cell table:style-name="ce85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86" table:content-validation-name="val1" table:formula="of:=[.H36]-[.I36]" office:value-type="float" office:value="8" calcext:value-type="float">
            <text:p>8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Updating CEM Code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47" table:content-validation-name="val1"/>
          <table:table-cell table:style-name="ce35" table:content-validation-name="val1"/>
          <table:table-cell table:style-name="ce80" table:content-validation-name="val1" table:formula="of:=IF(ISNUMBER([.E37]);ROUNDDOWN([.E37]*[.G3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Unpack and test original cod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9-25" calcext:value-type="date">
            <text:p>25-Sep-2024</text:p>
          </table:table-cell>
          <table:table-cell table:style-name="ce38" table:content-validation-name="val1" table:formula="of:=NETWORKDAYS([.D38];[.F38];Holidays)" office:value-type="float" office:value="6" calcext:value-type="float">
            <text:p>6</text:p>
          </table:table-cell>
          <table:table-cell table:style-name="ce29" table:content-validation-name="val1" office:value-type="date" office:date-value="2024-10-02" calcext:value-type="date">
            <text:p>02-Oct-2024</text:p>
          </table:table-cell>
          <table:table-cell table:style-name="ce4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8]);[.F38]-[.D38]+1;&quot;&quot;)" office:value-type="float" office:value="8" calcext:value-type="float">
            <text:p>8</text:p>
          </table:table-cell>
          <table:table-cell table:style-name="ce85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86" table:content-validation-name="val1" table:formula="of:=[.H38]-[.I38]" office:value-type="float" office:value="8" calcext:value-type="float">
            <text:p>8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6">
          <table:table-cell table:number-columns-repeated="3"/>
          <table:table-cell table:style-name="ce30"/>
          <table:table-cell table:style-name="ce1"/>
          <table:table-cell table:style-name="ce30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table:content-validation-name="val1"/>
          <table:table-cell table:style-name="ce17" table:content-validation-name="val1"/>
          <table:table-cell table:style-name="ce2" table:content-validation-name="val1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59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Course Integrations (Weight=10%)</text:p>
          </table:table-cell>
          <table:table-cell table:style-name="ce13" table:content-validation-name="val1" office:value-type="string" calcext:value-type="string">
            <text:p>[Profs. Hanson, Lagan, Zorba, Piner, and Park]</text:p>
          </table:table-cell>
          <table:table-cell table:style-name="ce27" table:content-validation-name="val1" office:value-type="date" office:date-value="2024-07-01" calcext:value-type="date">
            <text:p>01-Jul-2024</text:p>
          </table:table-cell>
          <table:table-cell table:style-name="ce36" table:content-validation-name="val1" table:formula="of:=NETWORKDAYS([.D41];[.F41];Holidays)" office:value-type="float" office:value="40" calcext:value-type="float">
            <text:p>40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60" table:content-validation-name="val1" table:formula="of:=SUMPRODUCT([.G42:.G52];[.E42:.E52])/SUM([.E42:.E52])" office:value-type="percentage" office:value="0" calcext:value-type="percentage">
            <text:p>0%</text:p>
          </table:table-cell>
          <table:table-cell table:style-name="ce81" table:content-validation-name="val1" table:formula="of:=[.F41]-[.D41]+1" office:value-type="float" office:value="54" calcext:value-type="float">
            <text:p>54</text:p>
          </table:table-cell>
          <table:table-cell table:style-name="ce84" table:content-validation-name="val1" table:formula="of:=SUM([.I42:.I44])" office:value-type="float" office:value="0" calcext:value-type="float">
            <text:p>0</text:p>
          </table:table-cell>
          <table:table-cell table:style-name="ce84" table:content-validation-name="val1" table:formula="of:=[.H41]-[.I41]" office:value-type="float" office:value="54" calcext:value-type="float">
            <text:p>54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hysics Course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1" table:content-validation-name="val1"/>
          <table:table-cell table:style-name="ce35" table:content-validation-name="val1" table:formula="of:=IF(ISNUMBER([.F42]);[.F42]-[.D42]+1;&quot;&quot;)">
            <text:p/>
          </table:table-cell>
          <table:table-cell table:style-name="ce80" table:content-validation-name="val1" table:formula="of:=IF(ISNUMBER([.E42]);ROUNDDOWN([.E42]*[.G4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Algebra-Based Physics II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3];[.F43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85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86" table:content-validation-name="val1" table:formula="of:=[.H43]-[.I43]" office:value-type="float" office:value="54" calcext:value-type="float">
            <text:p>5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alculus-Based Physics II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4];[.F44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85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86" table:content-validation-name="val1" table:formula="of:=[.H44]-[.I44]" office:value-type="float" office:value="54" calcext:value-type="float">
            <text:p>5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Optics</text:p>
          </table:table-cell>
          <table:table-cell table:style-name="ce8" table:content-validation-name="val1" office:value-type="string" calcext:value-type="string">
            <text:p>[Profs. Zorba and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5];[.F45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85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86" table:content-validation-name="val1" table:formula="of:=[.H45]-[.I45]" office:value-type="float" office:value="54" calcext:value-type="float">
            <text:p>5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lectromagnetic <text:s/>Theory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6];[.F46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85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86" table:content-validation-name="val1" table:formula="of:=[.H46]-[.I46]" office:value-type="float" office:value="54" calcext:value-type="float">
            <text:p>5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mputational Physics</text:p>
          </table:table-cell>
          <table:table-cell table:style-name="ce8" table:content-validation-name="val1" office:value-type="string" calcext:value-type="string">
            <text:p>[Profs. Lagan and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7];[.F47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7]);[.F47]-[.D47]+1;&quot;&quot;)" office:value-type="float" office:value="54" calcext:value-type="float">
            <text:p>54</text:p>
          </table:table-cell>
          <table:table-cell table:style-name="ce85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86" table:content-validation-name="val1" table:formula="of:=[.H47]-[.I47]" office:value-type="float" office:value="54" calcext:value-type="float">
            <text:p>5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Computer Science Courses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1" table:content-validation-name="val1"/>
          <table:table-cell table:style-name="ce35" table:content-validation-name="val1"/>
          <table:table-cell table:style-name="ce80" table:content-validation-name="val1" table:formula="of:=IF(ISNUMBER([.E48]);ROUNDDOWN([.E48]*[.G4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Computer Logic and Digital Circuit Design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49];[.F49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85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86" table:content-validation-name="val1" table:formula="of:=[.H49]-[.I49]" office:value-type="float" office:value="54" calcext:value-type="float">
            <text:p>54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Digital Signal Processing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0];[.F50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85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86" table:content-validation-name="val1" table:formula="of:=[.H50]-[.I50]" office:value-type="float" office:value="54" calcext:value-type="float">
            <text:p>54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Introduction to Data Science with Python</text:p>
          </table:table-cell>
          <table:table-cell table:style-name="ce8" table:content-validation-name="val1" office:value-type="string" calcext:value-type="string">
            <text:p>[Profs. Hanson and Piner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1];[.F51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85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86" table:content-validation-name="val1" table:formula="of:=[.H51]-[.I51]" office:value-type="float" office:value="54" calcext:value-type="float">
            <text:p>54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Machine Learning</text:p>
          </table:table-cell>
          <table:table-cell table:style-name="ce8" table:content-validation-name="val1" office:value-type="string" calcext:value-type="string">
            <text:p>[Profs. Hanson and Park]</text:p>
          </table:table-cell>
          <table:table-cell table:style-name="ce29" table:content-validation-name="val1" office:value-type="date" office:date-value="2024-07-01" calcext:value-type="date">
            <text:p>01-Jul-2024</text:p>
          </table:table-cell>
          <table:table-cell table:style-name="ce38" table:content-validation-name="val1" table:formula="of:=NETWORKDAYS([.D52];[.F52];Holidays)" office:value-type="float" office:value="40" calcext:value-type="float">
            <text:p>40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62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2]);[.F52]-[.D52]+1;&quot;&quot;)" office:value-type="float" office:value="54" calcext:value-type="float">
            <text:p>54</text:p>
          </table:table-cell>
          <table:table-cell table:style-name="ce85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86" table:content-validation-name="val1" table:formula="of:=[.H52]-[.I52]" office:value-type="float" office:value="54" calcext:value-type="float">
            <text:p>54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10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10" table:content-validation-name="val1"/>
          <table:table-cell table:style-name="ce18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emesters 1 and 2 (Weight=1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55];[.F55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3" table:content-validation-name="val1" table:formula="of:=SUMPRODUCT([.G56:.G66];[.E56:.E66])/SUM([.E56:.E66])" office:value-type="percentage" office:value="0" calcext:value-type="percentage">
            <text:p>0%</text:p>
          </table:table-cell>
          <table:table-cell table:style-name="ce81" table:content-validation-name="val1" table:formula="of:=[.F55]-[.D55]+1" office:value-type="float" office:value="266" calcext:value-type="float">
            <text:p>266</text:p>
          </table:table-cell>
          <table:table-cell table:style-name="ce84" table:content-validation-name="val1" table:formula="of:=SUM([.I56:.I58])" office:value-type="float" office:value="0" calcext:value-type="float">
            <text:p>0</text:p>
          </table:table-cell>
          <table:table-cell table:style-name="ce84" table:content-validation-name="val1" table:formula="of:=[.H55]-[.I55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Simulations, Data Visualization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4" table:content-validation-name="val1"/>
          <table:table-cell table:style-name="ce35" table:content-validation-name="val1" table:formula="of:=IF(ISNUMBER([.F56]);[.F56]-[.D56]+1;&quot;&quot;)">
            <text:p/>
          </table:table-cell>
          <table:table-cell table:style-name="ce80" table:content-validation-name="val1" table:formula="of:=IF(ISNUMBER([.E56]);ROUNDDOWN([.E56]*[.G56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3D visualization of RF horn desig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7];[.F57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85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86" table:content-validation-name="val1" table:formula="of:=[.H57]-[.I57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Time-domain computations, phase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8];[.F58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85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86" table:content-validation-name="val1" table:formula="of:=[.H58]-[.I58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59];[.F59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85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86" table:content-validation-name="val1" table:formula="of:=[.H59]-[.I59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0];[.F60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85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86" table:content-validation-name="val1" table:formula="of:=[.H60]-[.I60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various medi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1];[.F61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1]);[.F61]-[.D61]+1;&quot;&quot;)" office:value-type="float" office:value="84" calcext:value-type="float">
            <text:p>84</text:p>
          </table:table-cell>
          <table:table-cell table:style-name="ce85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86" table:content-validation-name="val1" table:formula="of:=[.H61]-[.I61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4" table:content-validation-name="val1"/>
          <table:table-cell table:style-name="ce35" table:content-validation-name="val1"/>
          <table:table-cell table:style-name="ce80" table:content-validation-name="val1" table:formula="of:=IF(ISNUMBER([.E62]);ROUNDDOWN([.E62]*[.G6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Background research for algorithm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3];[.F63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85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86" table:content-validation-name="val1" table:formula="of:=[.H63]-[.I63]" office:value-type="float" office:value="235" calcext:value-type="float">
            <text:p>23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Learning genetic programming style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4];[.F64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85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86" table:content-validation-name="val1" table:formula="of:=[.H64]-[.I64]" office:value-type="float" office:value="235" calcext:value-type="float">
            <text:p>23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CEM implementation with basic RF hor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5];[.F65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85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86" table:content-validation-name="val1" table:formula="of:=[.H65]-[.I65]" office:value-type="float" office:value="235" calcext:value-type="float">
            <text:p>23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RF antenna optimizatio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66];[.F66];Holidays)" office:value-type="float" office:value="169" calcext:value-type="float">
            <text:p>169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6]);[.F66]-[.D66]+1;&quot;&quot;)" office:value-type="float" office:value="235" calcext:value-type="float">
            <text:p>235</text:p>
          </table:table-cell>
          <table:table-cell table:style-name="ce85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86" table:content-validation-name="val1" table:formula="of:=[.H66]-[.I66]" office:value-type="float" office:value="235" calcext:value-type="float">
            <text:p>23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emesters 1 and 2 (Weight=10%)</text:p>
          </table:table-cell>
          <table:table-cell table:style-name="ce13" table:content-validation-name="val1" office:value-type="string" calcext:value-type="string">
            <text:p>[Shaun Dunnick, Undergraduates 1,3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69];[.F69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6" table:content-validation-name="val1" table:formula="of:=SUMPRODUCT([.G70:.G79];[.E70:.E79])/SUM([.E70:.E79])" office:value-type="percentage" office:value="0" calcext:value-type="percentage">
            <text:p>0%</text:p>
          </table:table-cell>
          <table:table-cell table:style-name="ce81" table:content-validation-name="val1" table:formula="of:=[.F69]-[.D69]+1" office:value-type="float" office:value="266" calcext:value-type="float">
            <text:p>266</text:p>
          </table:table-cell>
          <table:table-cell table:style-name="ce84" table:content-validation-name="val1" table:formula="of:=SUM([.I70:.I72])" office:value-type="float" office:value="0" calcext:value-type="float">
            <text:p>0</text:p>
          </table:table-cell>
          <table:table-cell table:style-name="ce84" table:content-validation-name="val1" table:formula="of:=[.H69]-[.I69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inting with PLA Filament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67" table:content-validation-name="val1"/>
          <table:table-cell table:style-name="ce35" table:content-validation-name="val1" table:formula="of:=IF(ISNUMBER([.F70]);[.F70]-[.D70]+1;&quot;&quot;)">
            <text:p/>
          </table:table-cell>
          <table:table-cell table:style-name="ce80" table:content-validation-name="val1" table:formula="of:=IF(ISNUMBER([.E70]);ROUNDDOWN([.E70]*[.G70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1];[.F71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85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86" table:content-validation-name="val1" table:formula="of:=[.H71]-[.I71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actice file format conversion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2];[.F72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85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86" table:content-validation-name="val1" table:formula="of:=[.H72]-[.I72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int test object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3];[.F73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85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86" table:content-validation-name="val1" table:formula="of:=[.H73]-[.I73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rint PLA antenna model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38" table:content-validation-name="val1" table:formula="of:=NETWORKDAYS([.D74];[.F74];Holidays)" office:value-type="float" office:value="60" calcext:value-type="float">
            <text:p>60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4]);[.F74]-[.D74]+1;&quot;&quot;)" office:value-type="float" office:value="84" calcext:value-type="float">
            <text:p>84</text:p>
          </table:table-cell>
          <table:table-cell table:style-name="ce85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86" table:content-validation-name="val1" table:formula="of:=[.H74]-[.I74]" office:value-type="float" office:value="84" calcext:value-type="float">
            <text:p>84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67" table:content-validation-name="val1"/>
          <table:table-cell table:style-name="ce35" table:content-validation-name="val1"/>
          <table:table-cell table:style-name="ce80" table:content-validation-name="val1" table:formula="of:=IF(ISNUMBER([.E75]);ROUNDDOWN([.E75]*[.G75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Print test object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6];[.F76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85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86" table:content-validation-name="val1" table:formula="of:=[.H76]-[.I76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erform resistivity measurements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7];[.F77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85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86" table:content-validation-name="val1" table:formula="of:=[.H77]-[.I77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rint simple antenna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8];[.F78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85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86" table:content-validation-name="val1" table:formula="of:=[.H78]-[.I78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Print complex antenna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79];[.F79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6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79]);[.F79]-[.D79]+1;&quot;&quot;)" office:value-type="float" office:value="121" calcext:value-type="float">
            <text:p>121</text:p>
          </table:table-cell>
          <table:table-cell table:style-name="ce85" table:content-validation-name="val1" table:formula="of:=IF(ISNUMBER([.E79]);ROUNDDOWN([.E79]*[.G79];0);&quot;&quot;)" office:value-type="float" office:value="0" calcext:value-type="float">
            <text:p>0</text:p>
          </table:table-cell>
          <table:table-cell table:style-name="ce86" table:content-validation-name="val1" table:formula="of:=[.H79]-[.I79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29" table:content-validation-name="val1"/>
          <table:table-cell table:style-name="ce38" table:content-validation-name="val1"/>
          <table:table-cell table:style-name="ce29" table:content-validation-name="val1"/>
          <table:table-cell table:style-name="ce68" table:content-validation-name="val1"/>
          <table:table-cell table:style-name="ce82" table:content-validation-name="val1"/>
          <table:table-cell table:style-name="ce85" table:content-validation-name="val1"/>
          <table:table-cell table:style-name="ce86" table:content-validation-name="val1"/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pplication Development, Semesters 1 and 2 (Weight=10%)</text:p>
          </table:table-cell>
          <table:table-cell table:style-name="ce13" table:content-validation-name="val1" office:value-type="string" calcext:value-type="string">
            <text:p>[Prof. Hanson, Undergraduate 4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82];[.F82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69" table:content-validation-name="val1" table:formula="of:=SUMPRODUCT([.G83:.G89];[.E83:.E89])/SUM([.E83:.E89])" office:value-type="percentage" office:value="0" calcext:value-type="percentage">
            <text:p>0%</text:p>
          </table:table-cell>
          <table:table-cell table:style-name="ce81" table:content-validation-name="val1" table:formula="of:=[.F82]-[.D82]+1" office:value-type="float" office:value="266" calcext:value-type="float">
            <text:p>266</text:p>
          </table:table-cell>
          <table:table-cell table:style-name="ce84" table:content-validation-name="val1" table:formula="of:=SUM([.I83:.I89])" office:value-type="float" office:value="0" calcext:value-type="float">
            <text:p>0</text:p>
          </table:table-cell>
          <table:table-cell table:style-name="ce84" table:content-validation-name="val1" table:formula="of:=[.H82]-[.I82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reating Project Plan with Student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0" table:content-validation-name="val1"/>
          <table:table-cell table:style-name="ce35" table:content-validation-name="val1" table:formula="of:=IF(ISNUMBER([.F83]);[.F83]-[.D83]+1;&quot;&quot;)">
            <text:p/>
          </table:table-cell>
          <table:table-cell table:style-name="ce80" table:content-validation-name="val1" table:formula="of:=IF(ISNUMBER([.E83]);ROUNDDOWN([.E83]*[.G83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reating kanban taskflow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4];[.F84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4]);[.F84]-[.D84]+1;&quot;&quot;)" office:value-type="float" office:value="32" calcext:value-type="float">
            <text:p>32</text:p>
          </table:table-cell>
          <table:table-cell table:style-name="ce85" table:content-validation-name="val1" table:formula="of:=IF(ISNUMBER([.E84]);ROUNDDOWN([.E84]*[.G84];0);&quot;&quot;)" office:value-type="float" office:value="0" calcext:value-type="float">
            <text:p>0</text:p>
          </table:table-cell>
          <table:table-cell table:style-name="ce86" table:content-validation-name="val1" table:formula="of:=[.H84]-[.I84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xperimenting with Android SDK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5];[.F8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5]);[.F85]-[.D85]+1;&quot;&quot;)" office:value-type="float" office:value="115" calcext:value-type="float">
            <text:p>115</text:p>
          </table:table-cell>
          <table:table-cell table:style-name="ce85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86" table:content-validation-name="val1" table:formula="of:=[.H85]-[.I85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cod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6];[.F86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6]);[.F86]-[.D86]+1;&quot;&quot;)" office:value-type="float" office:value="32" calcext:value-type="float">
            <text:p>32</text:p>
          </table:table-cell>
          <table:table-cell table:style-name="ce85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86" table:content-validation-name="val1" table:formula="of:=[.H86]-[.I86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Designing Visual Environ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70" table:content-validation-name="val1"/>
          <table:table-cell table:style-name="ce35" table:content-validation-name="val1"/>
          <table:table-cell table:style-name="ce80" table:content-validation-name="val1" table:formula="of:=IF(ISNUMBER([.E87]);ROUNDDOWN([.E87]*[.G8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88];[.F8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8]);[.F88]-[.D88]+1;&quot;&quot;)" office:value-type="float" office:value="115" calcext:value-type="float">
            <text:p>115</text:p>
          </table:table-cell>
          <table:table-cell table:style-name="ce85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86" table:content-validation-name="val1" table:formula="of:=[.H88]-[.I88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Displaying content on Android app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89];[.F89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7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89]);[.F89]-[.D89]+1;&quot;&quot;)" office:value-type="float" office:value="121" calcext:value-type="float">
            <text:p>121</text:p>
          </table:table-cell>
          <table:table-cell table:style-name="ce85" table:content-validation-name="val1" table:formula="of:=IF(ISNUMBER([.E89]);ROUNDDOWN([.E89]*[.G89];0);&quot;&quot;)" office:value-type="float" office:value="0" calcext:value-type="float">
            <text:p>0</text:p>
          </table:table-cell>
          <table:table-cell table:style-name="ce86" table:content-validation-name="val1" table:formula="of:=[.H89]-[.I89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115" table:number-columns-repeated="443"/>
          <table:table-cell table:style-name="ce115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ummer 2025 (Weight=2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92];[.F92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72" table:content-validation-name="val1" table:formula="of:=SUMPRODUCT([.G93:.G100];[.E93:.E100])/SUM([.E93:.E100])" office:value-type="percentage" office:value="0" calcext:value-type="percentage">
            <text:p>0%</text:p>
          </table:table-cell>
          <table:table-cell table:style-name="ce81" table:content-validation-name="val1" table:formula="of:=[.F92]-[.D92]+1" office:value-type="float" office:value="101" calcext:value-type="float">
            <text:p>101</text:p>
          </table:table-cell>
          <table:table-cell table:style-name="ce84" table:content-validation-name="val1" table:formula="of:=SUM([.I93:.I94])" office:value-type="float" office:value="0" calcext:value-type="float">
            <text:p>0</text:p>
          </table:table-cell>
          <table:table-cell table:style-name="ce84" table:content-validation-name="val1" table:formula="of:=[.H92]-[.I92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Simulations, Data Visualization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3" table:content-validation-name="val1"/>
          <table:table-cell table:style-name="ce35" table:content-validation-name="val1" table:formula="of:=IF(ISNUMBER([.F93]);[.F93]-[.D93]+1;&quot;&quot;)">
            <text:p/>
          </table:table-cell>
          <table:table-cell table:style-name="ce80" table:content-validation-name="val1" table:formula="of:=IF(ISNUMBER([.E93]);ROUNDDOWN([.E93]*[.G93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Time-domain computations, phase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4];[.F94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85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86" table:content-validation-name="val1" table:formula="of:=[.H94]-[.I94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5];[.F9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85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86" table:content-validation-name="val1" table:formula="of:=[.H95]-[.I95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6];[.F9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85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86" table:content-validation-name="val1" table:formula="of:=[.H96]-[.I96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various medi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7];[.F97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7]);[.F97]-[.D97]+1;&quot;&quot;)" office:value-type="float" office:value="101" calcext:value-type="float">
            <text:p>101</text:p>
          </table:table-cell>
          <table:table-cell table:style-name="ce85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86" table:content-validation-name="val1" table:formula="of:=[.H97]-[.I97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73" table:content-validation-name="val1"/>
          <table:table-cell table:style-name="ce35" table:content-validation-name="val1"/>
          <table:table-cell table:style-name="ce80" table:content-validation-name="val1" table:formula="of:=IF(ISNUMBER([.E98]);ROUNDDOWN([.E98]*[.G98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99];[.F99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85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86" table:content-validation-name="val1" table:formula="of:=[.H99]-[.I99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Explore array optimizations in ice, Hpol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0];[.F100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0]);[.F100]-[.D100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0]);ROUNDDOWN([.E100]*[.G100];0);&quot;&quot;)" office:value-type="float" office:value="0" calcext:value-type="float">
            <text:p>0</text:p>
          </table:table-cell>
          <table:table-cell table:style-name="ce86" table:content-validation-name="val1" table:formula="of:=[.H100]-[.I100]" office:value-type="float" office:value="101" calcext:value-type="float">
            <text:p>10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ummer 2025 (Weight=20%)</text:p>
          </table:table-cell>
          <table:table-cell table:style-name="ce13" table:content-validation-name="val1" office:value-type="string" calcext:value-type="string">
            <text:p>[Shaun Dunnick, Undergraduates 1,3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103];[.F103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76" table:content-validation-name="val1" table:formula="of:=SUMPRODUCT([.G104:.G108];[.E104:.E108])/SUM([.E104:.E108])" office:value-type="percentage" office:value="0" calcext:value-type="percentage">
            <text:p>0%</text:p>
          </table:table-cell>
          <table:table-cell table:style-name="ce81" table:content-validation-name="val1" table:formula="of:=[.F103]-[.D103]+1" office:value-type="float" office:value="101" calcext:value-type="float">
            <text:p>101</text:p>
          </table:table-cell>
          <table:table-cell table:style-name="ce84" table:content-validation-name="val1" table:formula="of:=SUM([.I104:.I106])" office:value-type="float" office:value="0" calcext:value-type="float">
            <text:p>0</text:p>
          </table:table-cell>
          <table:table-cell table:style-name="ce84" table:content-validation-name="val1" table:formula="of:=[.H103]-[.I103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77" table:content-validation-name="val1"/>
          <table:table-cell table:style-name="ce35" table:content-validation-name="val1" table:formula="of:=IF(ISNUMBER([.F104]);[.F104]-[.D104]+1;&quot;&quot;)">
            <text:p/>
          </table:table-cell>
          <table:table-cell table:style-name="ce80" table:content-validation-name="val1" table:formula="of:=IF(ISNUMBER([.E104]);ROUNDDOWN([.E104]*[.G10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5];[.F10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86" table:content-validation-name="val1" table:formula="of:=[.H105]-[.I105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ntinue printing complex antenna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6];[.F10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86" table:content-validation-name="val1" table:formula="of:=[.H106]-[.I106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S-parameter measurement</text:p>
          </table:table-cell>
          <table:table-cell table:style-name="ce8" table:content-validation-name="val1" office:value-type="string" calcext:value-type="string">
            <text:p>[Prof. Hanson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7];[.F107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86" table:content-validation-name="val1" table:formula="of:=[.H107]-[.I107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radiation pattern measurement</text:p>
          </table:table-cell>
          <table:table-cell table:style-name="ce8" table:content-validation-name="val1" office:value-type="string" calcext:value-type="string">
            <text:p>[Prof. Hanson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108];[.F108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7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08]);[.F108]-[.D108]+1;&quot;&quot;)" office:value-type="float" office:value="101" calcext:value-type="float">
            <text:p>101</text:p>
          </table:table-cell>
          <table:table-cell table:style-name="ce85" table:content-validation-name="val1" table:formula="of:=IF(ISNUMBER([.E108]);ROUNDDOWN([.E108]*[.G108];0);&quot;&quot;)" office:value-type="float" office:value="0" calcext:value-type="float">
            <text:p>0</text:p>
          </table:table-cell>
          <table:table-cell table:style-name="ce86" table:content-validation-name="val1" table:formula="of:=[.H108]-[.I108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Gantt Chart'.G31:'Gantt Chart'.G38 'Gantt Chart'.F3:'Gantt Chart'.F3 'Gantt Chart'.G12:'Gantt Chart'.G12 'Gantt Chart'.G14:'Gantt Chart'.G15 'Gantt Chart'.G23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8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0:'Gantt Chart'.G100 'Gantt Chart'.G92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3:'Gantt Chart'.G10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2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8"/>
        <table:table-column table:style-name="co1" table:default-cell-style-name="ce107"/>
        <table:table-column table:style-name="co5" table:default-cell-style-name="ce108"/>
        <table:table-column table:style-name="co6" table:default-cell-style-name="ce126"/>
        <table:table-column table:style-name="co7" table:default-cell-style-name="ce163"/>
        <table:table-column table:style-name="co8" table:default-cell-style-name="ce163"/>
        <table:table-column table:style-name="co9" table:default-cell-style-name="ce107"/>
        <table:table-column table:style-name="co10" table:default-cell-style-name="ce1"/>
        <table:table-column table:style-name="co11" table:number-columns-repeated="180" table:default-cell-style-name="ce1"/>
        <table:table-column table:style-name="co12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9" table:content-validation-name="val1"/>
          <table:table-cell table:content-validation-name="val1" table:number-columns-repeated="2"/>
          <table:table-cell table:style-name="ce175" table:content-validation-name="val1" table:formula="of:=[.G10]" office:value-type="string" office:string-value="" calcext:value-type="error">
            <text:p>#REF!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20" table:content-validation-name="val1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20" table:content-validation-name="val1"/>
          <table:table-cell table:style-name="ce25" table:content-validation-name="val1" table:formula="of:=TODAY()" office:value-type="date" office:date-value="2023-06-06" calcext:value-type="date" table:number-columns-spanned="4" table:number-rows-spanned="1">
            <text:p>Tuesday, June 6, 2023</text:p>
          </table:table-cell>
          <table:covered-table-cell table:number-columns-repeated="3" table:style-name="ce32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20" table:content-validation-name="val1"/>
          <table:table-cell table:style-name="ce107" table:content-validation-name="val1"/>
          <table:table-cell table:content-validation-name="val1"/>
          <table:table-cell table:style-name="ce107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" table:content-validation-name="val1" table:number-columns-repeated="7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2" table:content-validation-name="val1" table:number-columns-repeated="578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/>
          <table:table-cell table:style-name="ce33" table:content-validation-name="val1"/>
          <table:table-cell table:style-name="ce26" table:content-validation-name="val1"/>
          <table:table-cell table:style-name="ce43" table:content-validation-name="val1"/>
          <table:table-cell table:style-name="ce80" table:content-validation-name="val1" table:number-columns-repeated="2"/>
          <table:table-cell table:style-name="ce33" table:content-validation-name="val1"/>
          <table:table-cell table:number-columns-repeated="436"/>
          <table:table-cell table:style-name="ce3" table:content-validation-name="val1" table:number-columns-repeated="578"/>
        </table:table-row>
        <table:table-row table:style-name="ro4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ponsible Colleagues</text:p>
          </table:table-cell>
          <table:table-cell table:style-name="ce26" table:content-validation-name="val1" office:value-type="string" calcext:value-type="string">
            <text:p>Start</text:p>
          </table:table-cell>
          <table:table-cell table:style-name="ce34" table:content-validation-name="val1" office:value-type="string" calcext:value-type="string">
            <text:p>Net Work Days</text:p>
          </table:table-cell>
          <table:table-cell table:style-name="ce26" table:content-validation-name="val1" office:value-type="string" calcext:value-type="string">
            <text:p>Finish</text:p>
          </table:table-cell>
          <table:table-cell table:style-name="ce44" table:content-validation-name="val1" office:value-type="string" calcext:value-type="string">
            <text:p>% Complete</text:p>
          </table:table-cell>
          <table:table-cell table:style-name="ce34" table:content-validation-name="val1" office:value-type="string" calcext:value-type="string">
            <text:p>Calendar days</text:p>
          </table:table-cell>
          <table:table-cell table:style-name="ce83" table:content-validation-name="val1" office:value-type="string" calcext:value-type="string">
            <text:p>Days Completed</text:p>
          </table:table-cell>
          <table:table-cell table:style-name="ce83" table:content-validation-name="val1" office:value-type="string" calcext:value-type="string">
            <text:p>Days Remaining</text:p>
          </table:table-cell>
          <table:table-cell table:number-columns-repeated="436"/>
          <table:table-cell table:style-name="ce87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" table:content-validation-name="val1" table:number-columns-repeated="3"/>
          <table:table-cell table:style-name="ce26" table:content-validation-name="val1" office:value-type="date" office:date-value="2025-08-23" calcext:value-type="date">
            <text:p>23-Aug-2025</text:p>
          </table:table-cell>
          <table:table-cell table:style-name="ce35" table:content-validation-name="val1" table:formula="of:=NETWORKDAYS([.D10];[.F10];Holidays)" office:value-type="float" office:value="260" calcext:value-type="float">
            <text:p>260</text:p>
          </table:table-cell>
          <table:table-cell table:style-name="ce26" table:content-validation-name="val1" office:value-type="date" office:date-value="2026-08-23" calcext:value-type="date">
            <text:p>23-Aug-2026</text:p>
          </table:table-cell>
          <table:table-cell table:style-name="ce176" table:content-validation-name="val1" table:formula="of:=([#REF!]*0.1+[.G11]*0.05+[#REF!]*0.05+[#REF!]*0.1+[.G20]*0.1+[.G33]*0.1+[.G41]*0.1+[.G51]*0.2+[.G62]*0.2)" office:value-type="string" office:string-value="" calcext:value-type="error">
            <text:p>#REF!</text:p>
          </table:table-cell>
          <table:table-cell table:style-name="ce35" table:content-validation-name="val1" table:formula="of:=[.F10]-[.D10]+1" office:value-type="float" office:value="366" calcext:value-type="float">
            <text:p>366</text:p>
          </table:table-cell>
          <table:table-cell table:style-name="ce80" table:content-validation-name="val1" table:formula="of:=IF(ISNUMBER([.E10]);ROUNDDOWN([.E10]*[.G10];0);&quot;&quot;)" office:value-type="string" office:string-value="" calcext:value-type="error">
            <text:p>#REF!</text:p>
          </table:table-cell>
          <table:table-cell table:style-name="ce80" table:content-validation-name="val1" table:formula="of:=[.H10]-[.I10]" office:value-type="string" office:string-value="" calcext:value-type="error">
            <text:p>#REF!</text:p>
          </table:table-cell>
          <table:table-cell table:number-columns-repeated="436"/>
          <table:table-cell table:style-name="ce3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Recruitment (Weight=5%)</text:p>
          </table:table-cell>
          <table:table-cell table:style-name="ce13" table:content-validation-name="val1" office:value-type="string" calcext:value-type="string">
            <text:p>[Prof. Hanson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11];[.F11];Holidays)" office:value-type="float" office:value="22" calcext:value-type="float">
            <text:p>22</text:p>
          </table:table-cell>
          <table:table-cell table:style-name="ce27" table:content-validation-name="val1" office:value-type="date" office:date-value="2025-09-23" calcext:value-type="date">
            <text:p>23-Sep-2025</text:p>
          </table:table-cell>
          <table:table-cell table:style-name="ce177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81" table:content-validation-name="val1" table:formula="of:=[.F11]-[.D11]+1" office:value-type="float" office:value="32" calcext:value-type="float">
            <text:p>32</text:p>
          </table:table-cell>
          <table:table-cell table:style-name="ce84" table:content-validation-name="val1" table:formula="of:=SUM([.I12:.I14])" office:value-type="float" office:value="0" calcext:value-type="float">
            <text:p>0</text:p>
          </table:table-cell>
          <table:table-cell table:style-name="ce84" table:content-validation-name="val1" table:formula="of:=[.H11]-[.I11]" office:value-type="float" office:value="32" calcext:value-type="float">
            <text:p>32</text:p>
          </table:table-cell>
          <table:table-cell table:number-columns-repeated="436"/>
          <table:table-cell table:style-name="ce88" table:content-validation-name="val1" table:number-columns-repeated="435"/>
          <table:table-cell table:style-name="ce90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STEM researchers</text:p>
          </table:table-cell>
          <table:table-cell table:style-name="ce7" table:content-validation-name="val1"/>
          <table:table-cell table:style-name="ce28" table:content-validation-name="val1"/>
          <table:table-cell table:style-name="ce40" table:content-validation-name="val1"/>
          <table:table-cell table:style-name="ce28" table:content-validation-name="val1"/>
          <table:table-cell table:style-name="ce178" table:content-validation-name="val1"/>
          <table:table-cell table:style-name="ce35" table:content-validation-name="val1" table:formula="of:=IF(ISNUMBER([.F12]);[.F12]-[.D12]+1;&quot;&quot;)">
            <text:p/>
          </table:table-cell>
          <table:table-cell table:style-name="ce80" table:content-validation-name="val1" table:formula="of:=IF(ISNUMBER([.E12]);ROUNDDOWN([.E12]*[.G1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3];[.F13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179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85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86" table:content-validation-name="val1" table:formula="of:=[.H13]-[.I13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Undergraduate App Code/Design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78" table:content-validation-name="val1"/>
          <table:table-cell table:style-name="ce35" table:content-validation-name="val1" table:formula="of:=IF(ISNUMBER([.F14]);[.F14]-[.D14]+1;&quot;&quot;)">
            <text:p/>
          </table:table-cell>
          <table:table-cell table:style-name="ce80" table:content-validation-name="val1" table:formula="of:=IF(ISNUMBER([.E14]);ROUNDDOWN([.E14]*[.G1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5];[.F15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180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85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86" table:content-validation-name="val1" table:formula="of:=[.H15]-[.I15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Translator Recruit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37" table:content-validation-name="val1"/>
          <table:table-cell table:style-name="ce35" table:content-validation-name="val1" table:formula="of:=IF(ISNUMBER([.F16]);[.F16]-[.D16]+1;&quot;&quot;)">
            <text:p/>
          </table:table-cell>
          <table:table-cell table:style-name="ce80" table:content-validation-name="val1" table:formula="of:=IF(ISNUMBER([.E16]);ROUNDDOWN([.E16]*[.G16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tandard recruitment procedur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17];[.F17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5-09-23" calcext:value-type="date">
            <text:p>23-Sep-2025</text:p>
          </table:table-cell>
          <table:table-cell table:style-name="ce5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17]);[.F17]-[.D17]+1;&quot;&quot;)" office:value-type="float" office:value="32" calcext:value-type="float">
            <text:p>32</text:p>
          </table:table-cell>
          <table:table-cell table:style-name="ce85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86" table:content-validation-name="val1" table:formula="of:=[.H17]-[.I17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 table:number-rows-repeated="2">
          <table:table-cell table:style-name="ce5" table:content-validation-name="val1"/>
          <table:table-cell table:style-name="ce16" table:content-validation-name="val1"/>
          <table:table-cell table:style-name="ce21" table:content-validation-name="val1" table:number-columns-repeated="2"/>
          <table:table-cell table:style-name="ce39" table:content-validation-name="val1"/>
          <table:table-cell table:style-name="ce26" table:content-validation-name="val1"/>
          <table:table-cell table:style-name="ce182" table:content-validation-name="val1"/>
          <table:table-cell table:style-name="ce35" table:content-validation-name="val1"/>
          <table:table-cell table:style-name="ce80" table:content-validation-name="val1" table:number-columns-repeated="2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emester 3 (Weight=1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20];[.F20];Holidays)" office:value-type="float" office:value="81" calcext:value-type="float">
            <text:p>81</text:p>
          </table:table-cell>
          <table:table-cell table:style-name="ce27" table:content-validation-name="val1" office:value-type="date" office:date-value="2025-12-15" calcext:value-type="date">
            <text:p>15-Dec-2025</text:p>
          </table:table-cell>
          <table:table-cell table:style-name="ce183" table:content-validation-name="val1" table:formula="of:=SUMPRODUCT([.G21:.G30];[.E21:.E30])/SUM([.E21:.E30])" office:value-type="percentage" office:value="0" calcext:value-type="percentage">
            <text:p>0%</text:p>
          </table:table-cell>
          <table:table-cell table:style-name="ce81" table:content-validation-name="val1" table:formula="of:=[.F20]-[.D20]+1" office:value-type="float" office:value="115" calcext:value-type="float">
            <text:p>115</text:p>
          </table:table-cell>
          <table:table-cell table:style-name="ce84" table:content-validation-name="val1" table:formula="of:=SUM([.I21:.I23])" office:value-type="float" office:value="0" calcext:value-type="float">
            <text:p>0</text:p>
          </table:table-cell>
          <table:table-cell table:style-name="ce84" table:content-validation-name="val1" table:formula="of:=[.H20]-[.I20]" office:value-type="float" office:value="115" calcext:value-type="float">
            <text:p>115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Application to UHE Neutrino Research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84" table:content-validation-name="val1"/>
          <table:table-cell table:style-name="ce35" table:content-validation-name="val1" table:formula="of:=IF(ISNUMBER([.F21]);[.F21]-[.D21]+1;&quot;&quot;)">
            <text:p/>
          </table:table-cell>
          <table:table-cell table:style-name="ce80" table:content-validation-name="val1" table:formula="of:=IF(ISNUMBER([.E21]);ROUNDDOWN([.E21]*[.G21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xplore horizontal array polarization in ice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2];[.F22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85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86" table:content-validation-name="val1" table:formula="of:=[.H22]-[.I22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Polarization response calc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3];[.F23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85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86" table:content-validation-name="val1" table:formula="of:=[.H23]-[.I23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4];[.F24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85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86" table:content-validation-name="val1" table:formula="of:=[.H24]-[.I24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5];[.F2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5]);[.F25]-[.D25]+1;&quot;&quot;)" office:value-type="float" office:value="115" calcext:value-type="float">
            <text:p>115</text:p>
          </table:table-cell>
          <table:table-cell table:style-name="ce85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86" table:content-validation-name="val1" table:formula="of:=[.H25]-[.I25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realistic ice profile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6];[.F26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85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86" table:content-validation-name="val1" table:formula="of:=[.H26]-[.I26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84" table:content-validation-name="val1"/>
          <table:table-cell table:style-name="ce35" table:content-validation-name="val1"/>
          <table:table-cell table:style-name="ce80" table:content-validation-name="val1" table:formula="of:=IF(ISNUMBER([.E27]);ROUNDDOWN([.E27]*[.G2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Search for horizontal polarization optimization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8];[.F2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85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86" table:content-validation-name="val1" table:formula="of:=[.H28]-[.I28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Adjusting genetic programming style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29];[.F29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29]);[.F29]-[.D29]+1;&quot;&quot;)" office:value-type="float" office:value="115" calcext:value-type="float">
            <text:p>115</text:p>
          </table:table-cell>
          <table:table-cell table:style-name="ce85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86" table:content-validation-name="val1" table:formula="of:=[.H29]-[.I29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Testing new algorithms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0];[.F30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0]);[.F30]-[.D30]+1;&quot;&quot;)" office:value-type="float" office:value="115" calcext:value-type="float">
            <text:p>115</text:p>
          </table:table-cell>
          <table:table-cell table:style-name="ce85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86" table:content-validation-name="val1" table:formula="of:=[.H30]-[.I30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emester 3 (Weight=10%)</text:p>
          </table:table-cell>
          <table:table-cell table:style-name="ce13" table:content-validation-name="val1" office:value-type="string" calcext:value-type="string">
            <text:p>[Shaun Dunnick, Undergraduate 3]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36" table:content-validation-name="val1" table:formula="of:=NETWORKDAYS([.D33];[.F33];Holidays)" office:value-type="float" office:value="81" calcext:value-type="float">
            <text:p>81</text:p>
          </table:table-cell>
          <table:table-cell table:style-name="ce27" table:content-validation-name="val1" office:value-type="date" office:date-value="2025-12-15" calcext:value-type="date">
            <text:p>15-Dec-2025</text:p>
          </table:table-cell>
          <table:table-cell table:style-name="ce186" table:content-validation-name="val1" table:formula="of:=SUMPRODUCT([.G34:.G38];[.E34:.E38])/SUM([.E34:.E38])" office:value-type="percentage" office:value="0" calcext:value-type="percentage">
            <text:p>0%</text:p>
          </table:table-cell>
          <table:table-cell table:style-name="ce81" table:content-validation-name="val1" table:formula="of:=[.F33]-[.D33]+1" office:value-type="float" office:value="115" calcext:value-type="float">
            <text:p>115</text:p>
          </table:table-cell>
          <table:table-cell table:style-name="ce84" table:content-validation-name="val1" table:formula="of:=SUM([#REF!])" office:value-type="string" office:string-value="" calcext:value-type="error">
            <text:p>#REF!</text:p>
          </table:table-cell>
          <table:table-cell table:style-name="ce84" table:content-validation-name="val1" table:formula="of:=[.H33]-[.I33]" office:value-type="string" office:string-value="" calcext:value-type="error">
            <text:p>#REF!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87" table:content-validation-name="val1"/>
          <table:table-cell table:style-name="ce35" table:content-validation-name="val1"/>
          <table:table-cell table:style-name="ce80" table:content-validation-name="val1" table:formula="of:=IF(ISNUMBER([.E34]);ROUNDDOWN([.E34]*[.G34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Continue print progress from Summer 2025</text:p>
          </table:table-cell>
          <table:table-cell table:style-name="ce8" table:content-validation-name="val1" office:value-type="string" calcext:value-type="string">
            <text:p>[Shaun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5];[.F35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85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86" table:content-validation-name="val1" table:formula="of:=[.H35]-[.I35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Modify designs to accommodate Hpol results</text:p>
          </table:table-cell>
          <table:table-cell table:style-name="ce8" table:content-validation-name="val1" office:value-type="string" calcext:value-type="string">
            <text:p>[Shaun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6];[.F36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85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86" table:content-validation-name="val1" table:formula="of:=[.H36]-[.I36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Begin array integration</text:p>
          </table:table-cell>
          <table:table-cell table:style-name="ce8" table:content-validation-name="val1" office:value-type="string" calcext:value-type="string">
            <text:p>[Shaun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7];[.F37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7]);[.F37]-[.D37]+1;&quot;&quot;)" office:value-type="float" office:value="115" calcext:value-type="float">
            <text:p>115</text:p>
          </table:table-cell>
          <table:table-cell table:style-name="ce85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86" table:content-validation-name="val1" table:formula="of:=[.H37]-[.I37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RF bench testing of prototype array</text:p>
          </table:table-cell>
          <table:table-cell table:style-name="ce8" table:content-validation-name="val1" office:value-type="string" calcext:value-type="string">
            <text:p>[Shaun Dunnick, Undergraduate 3]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38" table:content-validation-name="val1" table:formula="of:=NETWORKDAYS([.D38];[.F38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5-12-15" calcext:value-type="date">
            <text:p>15-Dec-2025</text:p>
          </table:table-cell>
          <table:table-cell table:style-name="ce18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38]);[.F38]-[.D38]+1;&quot;&quot;)" office:value-type="float" office:value="115" calcext:value-type="float">
            <text:p>115</text:p>
          </table:table-cell>
          <table:table-cell table:style-name="ce85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86" table:content-validation-name="val1" table:formula="of:=[.H38]-[.I38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29" table:content-validation-name="val1"/>
          <table:table-cell table:style-name="ce38" table:content-validation-name="val1"/>
          <table:table-cell table:style-name="ce29" table:content-validation-name="val1"/>
          <table:table-cell table:style-name="ce188" table:content-validation-name="val1"/>
          <table:table-cell table:style-name="ce82" table:content-validation-name="val1"/>
          <table:table-cell table:style-name="ce85" table:content-validation-name="val1"/>
          <table:table-cell table:style-name="ce86" table:content-validation-name="val1"/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pplication Development, Semesters 3 and 4 (Weight=10%)</text:p>
          </table:table-cell>
          <table:table-cell table:style-name="ce13" table:content-validation-name="val1" office:value-type="string" calcext:value-type="string">
            <text:p>[Prof. Hanson, Undergraduate 4]</text:p>
          </table:table-cell>
          <table:table-cell table:style-name="ce27" table:content-validation-name="val1" office:value-type="date" office:date-value="2024-08-23" calcext:value-type="date">
            <text:p>23-Aug-2024</text:p>
          </table:table-cell>
          <table:table-cell table:style-name="ce36" table:content-validation-name="val1" table:formula="of:=NETWORKDAYS([.D41];[.F41];Holidays)" office:value-type="float" office:value="190" calcext:value-type="float">
            <text:p>190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189" table:content-validation-name="val1" table:formula="of:=SUMPRODUCT([.G42:.G48];[.E42:.E48])/SUM([.E42:.E48])" office:value-type="percentage" office:value="0" calcext:value-type="percentage">
            <text:p>0%</text:p>
          </table:table-cell>
          <table:table-cell table:style-name="ce81" table:content-validation-name="val1" table:formula="of:=[.F41]-[.D41]+1" office:value-type="float" office:value="266" calcext:value-type="float">
            <text:p>266</text:p>
          </table:table-cell>
          <table:table-cell table:style-name="ce84" table:content-validation-name="val1" table:formula="of:=SUM([.I42:.I48])" office:value-type="float" office:value="0" calcext:value-type="float">
            <text:p>0</text:p>
          </table:table-cell>
          <table:table-cell table:style-name="ce84" table:content-validation-name="val1" table:formula="of:=[.H41]-[.I41]" office:value-type="float" office:value="266" calcext:value-type="float">
            <text:p>266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reating Project Plan with Students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90" table:content-validation-name="val1"/>
          <table:table-cell table:style-name="ce35" table:content-validation-name="val1" table:formula="of:=IF(ISNUMBER([.F42]);[.F42]-[.D42]+1;&quot;&quot;)">
            <text:p/>
          </table:table-cell>
          <table:table-cell table:style-name="ce80" table:content-validation-name="val1" table:formula="of:=IF(ISNUMBER([.E42]);ROUNDDOWN([.E42]*[.G4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reating Kanban Taskflow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43];[.F43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19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3]);[.F43]-[.D43]+1;&quot;&quot;)" office:value-type="float" office:value="32" calcext:value-type="float">
            <text:p>32</text:p>
          </table:table-cell>
          <table:table-cell table:style-name="ce85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86" table:content-validation-name="val1" table:formula="of:=[.H43]-[.I43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xperimenting with Android SDK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44];[.F44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19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4]);[.F44]-[.D44]+1;&quot;&quot;)" office:value-type="float" office:value="115" calcext:value-type="float">
            <text:p>115</text:p>
          </table:table-cell>
          <table:table-cell table:style-name="ce85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86" table:content-validation-name="val1" table:formula="of:=[.H44]-[.I44]" office:value-type="float" office:value="115" calcext:value-type="float">
            <text:p>115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Code</text:p>
          </table:table-cell>
          <table:table-cell table:style-name="ce8" table:content-validation-name="val1" office:value-type="string" calcext:value-type="string">
            <text:p>[Prof. Hanson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45];[.F45];Holidays)" office:value-type="float" office:value="22" calcext:value-type="float">
            <text:p>22</text:p>
          </table:table-cell>
          <table:table-cell table:style-name="ce29" table:content-validation-name="val1" office:value-type="date" office:date-value="2024-09-23" calcext:value-type="date">
            <text:p>23-Sep-2024</text:p>
          </table:table-cell>
          <table:table-cell table:style-name="ce19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5]);[.F45]-[.D45]+1;&quot;&quot;)" office:value-type="float" office:value="32" calcext:value-type="float">
            <text:p>32</text:p>
          </table:table-cell>
          <table:table-cell table:style-name="ce85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86" table:content-validation-name="val1" table:formula="of:=[.H45]-[.I45]" office:value-type="float" office:value="32" calcext:value-type="float">
            <text:p>32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Designing Visual Environment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90" table:content-validation-name="val1"/>
          <table:table-cell table:style-name="ce35" table:content-validation-name="val1"/>
          <table:table-cell table:style-name="ce80" table:content-validation-name="val1" table:formula="of:=IF(ISNUMBER([.E46]);ROUNDDOWN([.E46]*[.G46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4-08-23" calcext:value-type="date">
            <text:p>23-Aug-2024</text:p>
          </table:table-cell>
          <table:table-cell table:style-name="ce38" table:content-validation-name="val1" table:formula="of:=NETWORKDAYS([.D47];[.F47];Holidays)" office:value-type="float" office:value="81" calcext:value-type="float">
            <text:p>81</text:p>
          </table:table-cell>
          <table:table-cell table:style-name="ce29" table:content-validation-name="val1" office:value-type="date" office:date-value="2024-12-15" calcext:value-type="date">
            <text:p>15-Dec-2024</text:p>
          </table:table-cell>
          <table:table-cell table:style-name="ce19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7]);[.F47]-[.D47]+1;&quot;&quot;)" office:value-type="float" office:value="115" calcext:value-type="float">
            <text:p>115</text:p>
          </table:table-cell>
          <table:table-cell table:style-name="ce85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86" table:content-validation-name="val1" table:formula="of:=[.H47]-[.I47]" office:value-type="float" office:value="115" calcext:value-type="float">
            <text:p>115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Displaying Content on Android App</text:p>
          </table:table-cell>
          <table:table-cell table:style-name="ce8" table:content-validation-name="val1" office:value-type="string" calcext:value-type="string">
            <text:p>[Undergraduate 4]</text:p>
          </table:table-cell>
          <table:table-cell table:style-name="ce29" table:content-validation-name="val1" office:value-type="date" office:date-value="2025-01-15" calcext:value-type="date">
            <text:p>15-Jan-2025</text:p>
          </table:table-cell>
          <table:table-cell table:style-name="ce38" table:content-validation-name="val1" table:formula="of:=NETWORKDAYS([.D48];[.F48];Holidays)" office:value-type="float" office:value="87" calcext:value-type="float">
            <text:p>87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191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48]);[.F48]-[.D48]+1;&quot;&quot;)" office:value-type="float" office:value="121" calcext:value-type="float">
            <text:p>121</text:p>
          </table:table-cell>
          <table:table-cell table:style-name="ce85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86" table:content-validation-name="val1" table:formula="of:=[.H48]-[.I48]" office:value-type="float" office:value="121" calcext:value-type="float">
            <text:p>12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 table:style-name="ce9" table:content-validation-name="val1"/>
          <table:table-cell table:style-name="ce15" table:content-validation-name="val1"/>
          <table:table-cell table:style-name="ce8" table:content-validation-name="val1"/>
          <table:table-cell table:style-name="ce115" table:number-columns-repeated="443"/>
          <table:table-cell table:style-name="ce115"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Primary CEM Research, Summer 2025 (Weight=20%)</text:p>
          </table:table-cell>
          <table:table-cell table:style-name="ce13" table:content-validation-name="val1" office:value-type="string" calcext:value-type="string">
            <text:p>[Prof. Hanson, Undergraduates 1,2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51];[.F51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192" table:content-validation-name="val1" table:formula="of:=SUMPRODUCT([.G52:.G59];[.E52:.E59])/SUM([.E52:.E59])" office:value-type="percentage" office:value="0" calcext:value-type="percentage">
            <text:p>0%</text:p>
          </table:table-cell>
          <table:table-cell table:style-name="ce81" table:content-validation-name="val1" table:formula="of:=[.F51]-[.D51]+1" office:value-type="float" office:value="101" calcext:value-type="float">
            <text:p>101</text:p>
          </table:table-cell>
          <table:table-cell table:style-name="ce84" table:content-validation-name="val1" table:formula="of:=SUM([.I52:.I53])" office:value-type="float" office:value="0" calcext:value-type="float">
            <text:p>0</text:p>
          </table:table-cell>
          <table:table-cell table:style-name="ce84" table:content-validation-name="val1" table:formula="of:=[.H51]-[.I51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CEM Simulations, Data Visualization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93" table:content-validation-name="val1"/>
          <table:table-cell table:style-name="ce35" table:content-validation-name="val1" table:formula="of:=IF(ISNUMBER([.F52]);[.F52]-[.D52]+1;&quot;&quot;)">
            <text:p/>
          </table:table-cell>
          <table:table-cell table:style-name="ce80" table:content-validation-name="val1" table:formula="of:=IF(ISNUMBER([.E52]);ROUNDDOWN([.E52]*[.G52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Time-domain computations, phase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3];[.F53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85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86" table:content-validation-name="val1" table:formula="of:=[.H53]-[.I53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S-Parameters analysis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4];[.F54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85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86" table:content-validation-name="val1" table:formula="of:=[.H54]-[.I54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Inclusion of coaxial cable in simulation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5];[.F5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5]);[.F55]-[.D55]+1;&quot;&quot;)" office:value-type="float" office:value="101" calcext:value-type="float">
            <text:p>101</text:p>
          </table:table-cell>
          <table:table-cell table:style-name="ce85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86" table:content-validation-name="val1" table:formula="of:=[.H55]-[.I55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Embed in various media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6];[.F5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6]);[.F56]-[.D56]+1;&quot;&quot;)" office:value-type="float" office:value="101" calcext:value-type="float">
            <text:p>101</text:p>
          </table:table-cell>
          <table:table-cell table:style-name="ce85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86" table:content-validation-name="val1" table:formula="of:=[.H56]-[.I56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7" table:content-validation-name="val1"/>
          <table:table-cell table:style-name="ce14" table:content-validation-name="val1" office:value-type="string" calcext:value-type="string">
            <text:p>Machine Learning Optimization </text:p>
          </table:table-cell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28" table:content-validation-name="val1"/>
          <table:table-cell table:style-name="ce193" table:content-validation-name="val1"/>
          <table:table-cell table:style-name="ce35" table:content-validation-name="val1"/>
          <table:table-cell table:style-name="ce80" table:content-validation-name="val1" table:formula="of:=IF(ISNUMBER([.E57]);ROUNDDOWN([.E57]*[.G57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<text:span text:style-name="T2">3D Visualization of </text:span><text:span text:style-name="T3">Optimized</text:span><text:span text:style-name="T4"> Antenna</text:span></text:p>
          </table:table-cell>
          <table:table-cell table:style-name="ce8" table:content-validation-name="val1" office:value-type="string" calcext:value-type="string">
            <text:p>[Prof. Hanson, Undergraduate 1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8];[.F58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5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8]);[.F58]-[.D58]+1;&quot;&quot;)" office:value-type="float" office:value="101" calcext:value-type="float">
            <text:p>101</text:p>
          </table:table-cell>
          <table:table-cell table:style-name="ce85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86" table:content-validation-name="val1" table:formula="of:=[.H58]-[.I58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9" table:content-validation-name="val1"/>
          <table:table-cell table:style-name="ce15" table:content-validation-name="val1" office:value-type="string" calcext:value-type="string">
            <text:p>Explore Array Optimizations in Ice, Hpol</text:p>
          </table:table-cell>
          <table:table-cell table:style-name="ce8" table:content-validation-name="val1" office:value-type="string" calcext:value-type="string">
            <text:p>[Prof. Hanson, Undergraduate 2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59];[.F59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4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85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86" table:content-validation-name="val1" table:formula="of:=[.H59]-[.I59]" office:value-type="float" office:value="101" calcext:value-type="float">
            <text:p>101</text:p>
          </table:table-cell>
          <table:table-cell table:style-name="ce115" table:number-columns-repeated="436"/>
          <table:table-cell table:style-name="ce115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22" table:content-validation-name="val1"/>
          <table:table-cell table:style-name="ce1" table:content-validation-name="val1"/>
          <table:table-cell table:style-name="ce108" table:content-validation-name="val1"/>
          <table:table-cell table:style-name="ce107" table:content-validation-name="val1"/>
          <table:table-cell table:style-name="ce108" table:content-validation-name="val1"/>
          <table:table-cell table:style-name="ce126" table:content-validation-name="val1"/>
          <table:table-cell table:content-validation-name="val1"/>
          <table:table-cell table:style-name="ce163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4" table:content-validation-name="val1"/>
          <table:table-cell table:style-name="ce13" table:content-validation-name="val1" office:value-type="string" calcext:value-type="string">
            <text:p>Additive Manufacturing, Summer 2025 (Weight=20%)</text:p>
          </table:table-cell>
          <table:table-cell table:style-name="ce13" table:content-validation-name="val1" office:value-type="string" calcext:value-type="string">
            <text:p>[Shaun Dunnick, Undergraduates 1,3]</text:p>
          </table:table-cell>
          <table:table-cell table:style-name="ce27" table:content-validation-name="val1" office:value-type="date" office:date-value="2025-05-15" calcext:value-type="date">
            <text:p>15-May-2025</text:p>
          </table:table-cell>
          <table:table-cell table:style-name="ce36" table:content-validation-name="val1" table:formula="of:=NETWORKDAYS([.D62];[.F62];Holidays)" office:value-type="float" office:value="72" calcext:value-type="float">
            <text:p>72</text:p>
          </table:table-cell>
          <table:table-cell table:style-name="ce27" table:content-validation-name="val1" office:value-type="date" office:date-value="2025-08-23" calcext:value-type="date">
            <text:p>23-Aug-2025</text:p>
          </table:table-cell>
          <table:table-cell table:style-name="ce196" table:content-validation-name="val1" table:formula="of:=SUMPRODUCT([.G63:.G67];[.E63:.E67])/SUM([.E63:.E67])" office:value-type="percentage" office:value="0" calcext:value-type="percentage">
            <text:p>0%</text:p>
          </table:table-cell>
          <table:table-cell table:style-name="ce81" table:content-validation-name="val1" table:formula="of:=[.F62]-[.D62]+1" office:value-type="float" office:value="101" calcext:value-type="float">
            <text:p>101</text:p>
          </table:table-cell>
          <table:table-cell table:style-name="ce84" table:content-validation-name="val1" table:formula="of:=SUM([.I63:.I65])" office:value-type="float" office:value="0" calcext:value-type="float">
            <text:p>0</text:p>
          </table:table-cell>
          <table:table-cell table:style-name="ce84" table:content-validation-name="val1" table:formula="of:=[.H62]-[.I62]" office:value-type="float" office:value="101" calcext:value-type="float">
            <text:p>101</text:p>
          </table:table-cell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" table:content-validation-name="val1"/>
          <table:table-cell table:style-name="ce14" table:content-validation-name="val1" office:value-type="string" calcext:value-type="string">
            <text:p>Printing with Electrifi Filament</text:p>
          </table:table-cell>
          <table:table-cell table:style-name="ce7" table:content-validation-name="val1"/>
          <table:table-cell table:style-name="ce28" table:content-validation-name="val1" table:number-columns-repeated="3"/>
          <table:table-cell table:style-name="ce197" table:content-validation-name="val1"/>
          <table:table-cell table:style-name="ce35" table:content-validation-name="val1" table:formula="of:=IF(ISNUMBER([.F63]);[.F63]-[.D63]+1;&quot;&quot;)">
            <text:p/>
          </table:table-cell>
          <table:table-cell table:style-name="ce80" table:content-validation-name="val1" table:formula="of:=IF(ISNUMBER([.E63]);ROUNDDOWN([.E63]*[.G63];0);&quot;&quot;)">
            <text:p/>
          </table:table-cell>
          <table:table-cell table:style-name="ce84" table:content-validation-name="val1"/>
          <table:table-cell table:number-columns-repeated="436"/>
          <table:table-cell table:style-name="ce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Updating Prior Designs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64];[.F64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85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86" table:content-validation-name="val1" table:formula="of:=[.H64]-[.I64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Continue Printing Complex Antenna</text:p>
          </table:table-cell>
          <table:table-cell table:style-name="ce8" table:content-validation-name="val1" office:value-type="string" calcext:value-type="string">
            <text:p>[Shaun Dunnick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65];[.F65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85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86" table:content-validation-name="val1" table:formula="of:=[.H65]-[.I65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S-Parameter Measurement</text:p>
          </table:table-cell>
          <table:table-cell table:style-name="ce8" table:content-validation-name="val1" office:value-type="string" calcext:value-type="string">
            <text:p>[Prof. Hanson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66];[.F66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6]);[.F66]-[.D66]+1;&quot;&quot;)" office:value-type="float" office:value="101" calcext:value-type="float">
            <text:p>101</text:p>
          </table:table-cell>
          <table:table-cell table:style-name="ce85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86" table:content-validation-name="val1" table:formula="of:=[.H66]-[.I66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>
          <table:table-cell table:style-name="ce6" table:content-validation-name="val1"/>
          <table:table-cell table:style-name="ce15" table:content-validation-name="val1" office:value-type="string" calcext:value-type="string">
            <text:p>Real Radiation Pattern Measurement</text:p>
          </table:table-cell>
          <table:table-cell table:style-name="ce8" table:content-validation-name="val1" office:value-type="string" calcext:value-type="string">
            <text:p>[Prof. Hanson, Undergraduates 1,3]</text:p>
          </table:table-cell>
          <table:table-cell table:style-name="ce29" table:content-validation-name="val1" office:value-type="date" office:date-value="2025-05-15" calcext:value-type="date">
            <text:p>15-May-2025</text:p>
          </table:table-cell>
          <table:table-cell table:style-name="ce38" table:content-validation-name="val1" table:formula="of:=NETWORKDAYS([.D67];[.F67];Holidays)" office:value-type="float" office:value="72" calcext:value-type="float">
            <text:p>72</text:p>
          </table:table-cell>
          <table:table-cell table:style-name="ce29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office:value-type="percentage" office:value="0" calcext:value-type="percentage">
            <text:p>0%</text:p>
          </table:table-cell>
          <table:table-cell table:style-name="ce82" table:content-validation-name="val1" table:formula="of:=IF(ISNUMBER([.F67]);[.F67]-[.D67]+1;&quot;&quot;)" office:value-type="float" office:value="101" calcext:value-type="float">
            <text:p>101</text:p>
          </table:table-cell>
          <table:table-cell table:style-name="ce85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86" table:content-validation-name="val1" table:formula="of:=[.H67]-[.I67]" office:value-type="float" office:value="101" calcext:value-type="float">
            <text:p>101</text:p>
          </table:table-cell>
          <table:table-cell table:style-name="ce115" table:number-columns-repeated="436"/>
          <table:table-cell table:style-name="ce89" table:content-validation-name="val1" table:number-columns-repeated="435"/>
          <table:table-cell table:style-name="ce115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6">
          <table:table-cell table:number-columns-repeated="1024"/>
        </table:table-row>
        <table:table-row table:style-name="ro8" table:number-rows-repeated="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2.G18:Sheet2.G19 Sheet2.F3:Sheet2.F3 Sheet2.G11:Sheet2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5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7:Sheet2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0:Sheet2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3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9:Sheet2.G59 Sheet2.G51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2:Sheet2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8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8"/>
        <table:named-range table:name="Holidays" table:base-cell-address="$'Gantt Chart'.$A$1" table:cell-range-address="$'Gantt Chart'.$C$67:.$C$95"/>
        <table:named-range table:name="Print_Area" table:base-cell-address="$'Gantt Chart'.$A$1" table:cell-range-address="$'Gantt Chart'.$A$1:.$GI$38"/>
        <table:named-range table:name="Tasks_Due_Dates" table:base-cell-address="$'Gantt Chart'.$A$1" table:cell-range-address="$'Gantt Chart'.$F$11:.$F$38"/>
        <table:named-range table:name="Tasks_Duration" table:base-cell-address="$'Gantt Chart'.$A$1" table:cell-range-address="$'Gantt Chart'.$E$11:.$E$38"/>
        <table:named-range table:name="Tasks_Percent_Complete" table:base-cell-address="$'Gantt Chart'.$A$1" table:cell-range-address="$'Gantt Chart'.$G$11:.$G$38"/>
        <table:named-range table:name="Tasks_Start_Dates" table:base-cell-address="$'Gantt Chart'.$A$1" table:cell-range-address="$'Gantt Chart'.$D$11:.$D$3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1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date-style style:name="N157">
      <number:day/>
      <number:text>-</number:text>
      <number:month number:textual="true"/>
    </number:date-style>
    <number:date-style style:name="N156">
      <number:day/>
      <number:text>-</number:text>
      <number:month number:textual="true"/>
      <number:text>-</number:text>
      <number:year/>
    </number:date-style>
    <number:date-style style:name="N155">
      <number:month/>
      <number:text>/</number:text>
      <number:day/>
      <number:text>/</number:text>
      <number:year number:style="long"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 number:style="long"/>
      <number:text>-</number:text>
      <number:month number:textual="true"/>
      <number:text>-</number:text>
      <number:year number:style="long"/>
    </number:date-style>
    <number:date-style style:name="N12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6T16:57:49.295946634</dc:date>
    <meta:editing-cycles>302</meta:editing-cycles>
    <meta:editing-duration>PT18H23M28S</meta:editing-duration>
    <meta:generator>LibreOffice/7.3.7.2$Linux_X86_64 LibreOffice_project/30$Build-2</meta:generator>
    <meta:document-statistic meta:table-count="2" meta:cell-count="1017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